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204cm" table:align="left"/>
    </style:style>
    <style:style style:name="Tabla1.A" style:family="table-column">
      <style:table-column-properties style:column-width="1.801cm"/>
    </style:style>
    <style:style style:name="Tabla1.B" style:family="table-column">
      <style:table-column-properties style:column-width="3.415cm"/>
    </style:style>
    <style:style style:name="Tabla1.C" style:family="table-column">
      <style:table-column-properties style:column-width="3.441cm"/>
    </style:style>
    <style:style style:name="Tabla1.D" style:family="table-column">
      <style:table-column-properties style:column-width="3.54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9.213cm" table:align="left"/>
    </style:style>
    <style:style style:name="Tabla2.A" style:family="table-column">
      <style:table-column-properties style:column-width="2.33cm"/>
    </style:style>
    <style:style style:name="Tabla2.B" style:family="table-column">
      <style:table-column-properties style:column-width="1.801cm"/>
    </style:style>
    <style:style style:name="Tabla2.C" style:family="table-column">
      <style:table-column-properties style:column-width="5.082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background-color="#ffff00"/>
    </style:style>
    <style:style style:name="P3" style:family="paragraph" style:parent-style-name="Standard">
      <style:text-properties style:text-underline-style="none" fo:background-color="#ffffff"/>
    </style:style>
    <style:style style:name="P4" style:family="paragraph" style:parent-style-name="Standard">
      <style:text-properties style:text-underline-style="none" fo:background-color="transparent"/>
    </style:style>
    <style:style style:name="P5" style:family="paragraph" style:parent-style-name="Standard">
      <style:text-properties fo:color="#d4d4d4" style:font-name="Droid Sans Mono" fo:font-size="10.5pt" style:text-underline-style="none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fo:color="#6a9955" style:font-name="Droid Sans Mono" fo:font-size="10.5pt" style:text-underline-style="none" fo:font-weight="normal" fo:background-color="#1e1e1e"/>
    </style:style>
    <style:style style:name="P8" style:family="paragraph" style:parent-style-name="Standard">
      <style:text-properties fo:color="#808080" style:font-name="Droid Sans Mono" fo:font-size="10.5pt" fo:font-weight="normal" fo:background-color="#1e1e1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6a9955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TYPE : el tipo que estoy usando. El 5.0 es : !DOCTYPE html</text:p>
      <text:p text:style-name="P1"/>
      <text:p text:style-name="P1">&lt;html&gt; abrir <text:s text:c="2"/>&lt;html/&gt;cerrar</text:p>
      <text:p text:style-name="P1"/>
      <text:p text:style-name="P1">&lt;head&gt;cabeza <text:s/>&lt;head/&gt;</text:p>
      <text:p text:style-name="P1"/>
      <text:p text:style-name="P1">&lt;body&gt; <text:s/>&lt;body/&gt;</text:p>
      <text:p text:style-name="P1"/>
      <text:p text:style-name="P1">lang=”es” : lengua, español</text:p>
      <text:p text:style-name="P1"/>
      <text:p text:style-name="P1">&lt;p&gt; parrafo</text:p>
      <text:p text:style-name="P1"/>
      <text:p text:style-name="P1">Alt+z : ajuste de palabras </text:p>
      <text:p text:style-name="P1"/>
      <text:p text:style-name="P1">p&gt;lorem : párrafo + texto lorem</text:p>
      <text:p text:style-name="P1"/>
      <text:p text:style-name="P1">&lt;h1&gt; título de la página &lt;h1/&gt;</text:p>
      <text:p text:style-name="P1"/>
      <text:p text:style-name="P2">LIVESERVER : Para ver la edición sin tener que refrescar la página</text:p>
      <text:p text:style-name="P2">LIVE PREVIEW : Para abrir un navegador con la página al lado del código en el mismo editor. </text:p>
      <text:p text:style-name="P2"/>
      <text:p text:style-name="P4">enlace : &lt;a href=”link”&gt; nombre &lt;/a&gt; (los párrafos no admiten enlaces)</text:p>
      <text:p text:style-name="P4"/>
      <text:p text:style-name="P4">.(class) {color: red;} pa los colores</text:p>
      <text:p text:style-name="P4"/>
      <text:p text:style-name="P4">class=”para marcar una clase”</text:p>
      <text:p text:style-name="P4"/>
      <text:p text:style-name="P4">&lt;strong&gt;importante&lt;/strong&gt;</text:p>
      <text:p text:style-name="P4"/>
      <text:p text:style-name="P4">&amp;lt; para mostrar una etiqueta sin ser lo : <text:s/>&amp;lt;strong&gt; = &lt;strong&gt; (como texto)</text:p>
      <text:p text:style-name="P4"/>
      <text:p text:style-name="P4">marcar un texto : con etiquetas, aunque no sepa lo que es poner un parrafo : &lt;p&gt;&lt;/p&gt;</text:p>
      <text:p text:style-name="P4"/>
      <text:p text:style-name="P4">&lt;blockquote&gt;cita&lt;/blockquote&gt;</text:p>
      <text:p text:style-name="P4"/>
      <text:p text:style-name="P4">después de h1 el siguiente apartado es h2 y no se puede saltar a h4 o h5. Si quiero modificar el tamaño tiene que ser en el estilo.</text:p>
      <text:p text:style-name="P4"/>
      <text:p text:style-name="P4">&lt;em&gt; nivel de marcar 1 (enfasis)</text:p>
      <text:p text:style-name="P4"/>
      <text:p text:style-name="P4">&lt;strong&gt; nivel de marcar 2 : más importante (seriedad, importancia)</text:p>
      <text:p text:style-name="P4"/>
      <text:p text:style-name="P4">&lt;ins&gt; insertado</text:p>
      <text:p text:style-name="P4"/>
      <text:p text:style-name="P4">&lt;del&gt; texto eliminado </text:p>
      <text:p text:style-name="P4"/>
      <text:p text:style-name="P4">&lt;cite&gt; el autor de la cita </text:p>
      <text:p text:style-name="P4"/>
      <text:p text:style-name="P4">&lt;blockquote&gt;lo que ha dicho alguien&lt;/blockquote&gt;</text:p>
      <text:p text:style-name="P4"/>
      <text:p text:style-name="P4">&lt;dfn&gt; definiciones</text:p>
      <text:p text:style-name="P4"/>
      <text:p text:style-name="P4">&lt;acronym&gt; abreviaturas (ya no se usa)</text:p>
      <text:p text:style-name="P4">&lt;abbr&gt; abreviaturas (se usa en vez de acronym) &lt;abbr title=”significado abreviatura”&gt;</text:p>
      <text:p text:style-name="P4"/>
      <text:p text:style-name="P4">para marcar ciertas palabras (tacos, teléfonos…) usar etiquetas como : &lt;span&gt; </text:p>
      <text:p text:style-name="P4">y distinguir con el atributo “class” &lt;span class_”…” &gt; </text:p>
      <text:p text:style-name="P4"/>
      <text:p text:style-name="P4">&lt;div&gt; agrupar bloques</text:p>
      <text:p text:style-name="P4">&lt;div class=”…” id=”…”&gt; siendo el id unico</text:p>
      <text:p text:style-name="P4"/>
      <text:p text:style-name="P4">La etiqueta <text:span text:style-name="Source_20_Text">&lt;span&gt;</text:span> sólo se puede utilizar para encerrar contenidos y etiquetas en línea. Cuando se quieren estructurar elementos de bloque, se utiliza la etiqueta <text:span text:style-name="Source_20_Text">&lt;div&gt;</text:span>, tal y como se verá en capítulos posteriores.</text:p>
      <text:p text:style-name="P4"/>
      <text:p text:style-name="P4">&lt;br&gt; salto de linea (evitar)</text:p>
      <text:p text:style-name="P4">&amp;nbsp (espacio en blanco, evitarlo) </text:p>
      <text:p text:style-name="P4"/>
      <text:p text:style-name="P4">&lt;pre&gt; para que se respeten los espacios en blanco y los saltos de linea (se pone el tipo de letra típico de las terminales)</text:p>
      <text:p text:style-name="P4"/>
      <text:p text:style-name="P4">&lt;pre&gt; también se usa para escribir el código</text:p>
      <text:p text:style-name="P4">&lt;code&gt;</text:p>
      <text:p text:style-name="P4">&amp;lt; –&gt; Para poner el &lt;, de esta forma se pondrán las etiquetas como texto en vez de como tales</text:p>
      <text:p text:style-name="P4"/>
      <text:p text:style-name="P4">&amp;”Letra”acute; <text:s/>para poner una letra con acento (sin comillas)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Entidad</text:p>
            </table:table-cell>
            <table:table-cell table:style-name="Tabla1.A1" office:value-type="string">
              <text:p text:style-name="Table_20_Heading">Carácter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A1" office:value-type="string">
              <text:p text:style-name="Table_20_Heading">Traduc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&amp;lt;</text:span></text:p>
          </table:table-cell>
          <table:table-cell table:style-name="Tabla1.A1" office:value-type="string">
            <text:p text:style-name="Table_20_Contents"><text:span text:style-name="Source_20_Text">&lt;</text:span></text:p>
          </table:table-cell>
          <table:table-cell table:style-name="Tabla1.A1" office:value-type="string">
            <text:p text:style-name="Table_20_Contents">less than</text:p>
          </table:table-cell>
          <table:table-cell table:style-name="Tabla1.A1" office:value-type="string">
            <text:p text:style-name="Table_20_Contents">signo de menor que</text:p>
          </table:table-cell>
        </table:table-row>
        <table:table-row>
          <table:table-cell table:style-name="Tabla1.A1" office:value-type="string">
            <text:p text:style-name="Table_20_Contents"><text:span text:style-name="Source_20_Text">&amp;gt;</text:span></text:p>
          </table:table-cell>
          <table:table-cell table:style-name="Tabla1.A1" office:value-type="string">
            <text:p text:style-name="Table_20_Contents"><text:span text:style-name="Source_20_Text">&gt;</text:span></text:p>
          </table:table-cell>
          <table:table-cell table:style-name="Tabla1.A1" office:value-type="string">
            <text:p text:style-name="Table_20_Contents">more than</text:p>
          </table:table-cell>
          <table:table-cell table:style-name="Tabla1.A1" office:value-type="string">
            <text:p text:style-name="Table_20_Contents">signo de mayor que</text:p>
          </table:table-cell>
        </table:table-row>
        <table:table-row>
          <table:table-cell table:style-name="Tabla1.A1" office:value-type="string">
            <text:p text:style-name="Table_20_Contents"><text:span text:style-name="Source_20_Text">&amp;amp;</text:span></text:p>
          </table:table-cell>
          <table:table-cell table:style-name="Tabla1.A1" office:value-type="string">
            <text:p text:style-name="Table_20_Contents"><text:span text:style-name="Source_20_Text">&amp;</text:span></text:p>
          </table:table-cell>
          <table:table-cell table:style-name="Tabla1.A1" office:value-type="string">
            <text:p text:style-name="Table_20_Contents">ampersand</text:p>
          </table:table-cell>
          <table:table-cell table:style-name="Tabla1.A1" office:value-type="string">
            <text:p text:style-name="Table_20_Contents">ampersand</text:p>
          </table:table-cell>
        </table:table-row>
        <table:table-row>
          <table:table-cell table:style-name="Tabla1.A1" office:value-type="string">
            <text:p text:style-name="Table_20_Contents"><text:span text:style-name="Source_20_Text">&amp;quot;</text:span></text:p>
          </table:table-cell>
          <table:table-cell table:style-name="Tabla1.A1" office:value-type="string">
            <text:p text:style-name="Table_20_Contents"><text:span text:style-name="Source_20_Text">"</text:span></text:p>
          </table:table-cell>
          <table:table-cell table:style-name="Tabla1.A1" office:value-type="string">
            <text:p text:style-name="Table_20_Contents">quotation mark</text:p>
          </table:table-cell>
          <table:table-cell table:style-name="Tabla1.A1" office:value-type="string">
            <text:p text:style-name="Table_20_Contents">comillas</text:p>
          </table:table-cell>
        </table:table-row>
        <table:table-row>
          <table:table-cell table:style-name="Tabla1.A1" office:value-type="string">
            <text:p text:style-name="Table_20_Contents"><text:span text:style-name="Source_20_Text">&amp;nbsp;</text:span></text:p>
          </table:table-cell>
          <table:table-cell table:style-name="Tabla1.A1" office:value-type="string">
            <text:p text:style-name="Table_20_Contents">(espacio en blanco)</text:p>
          </table:table-cell>
          <table:table-cell table:style-name="Tabla1.A1" office:value-type="string">
            <text:p text:style-name="Table_20_Contents">non-breaking space</text:p>
          </table:table-cell>
          <table:table-cell table:style-name="Tabla1.A1" office:value-type="string">
            <text:p text:style-name="Table_20_Contents">espacio en blanco</text:p>
          </table:table-cell>
        </table:table-row>
        <table:table-row>
          <table:table-cell table:style-name="Tabla1.A1" office:value-type="string">
            <text:p text:style-name="Table_20_Contents"><text:span text:style-name="Source_20_Text">&amp;apos;</text:span></text:p>
          </table:table-cell>
          <table:table-cell table:style-name="Tabla1.A1" office:value-type="string">
            <text:p text:style-name="Table_20_Contents"><text:span text:style-name="Source_20_Text">'</text:span></text:p>
          </table:table-cell>
          <table:table-cell table:style-name="Tabla1.A1" office:value-type="string">
            <text:p text:style-name="Table_20_Contents">apostrophe</text:p>
          </table:table-cell>
          <table:table-cell table:style-name="Tabla1.A1" office:value-type="string">
            <text:p text:style-name="Table_20_Contents">apóstrofo</text:p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Entidad</text:p>
            </table:table-cell>
            <table:table-cell table:style-name="Tabla2.A1" office:value-type="string">
              <text:p text:style-name="Table_20_Heading">Carácter</text:p>
            </table:table-cell>
            <table:table-cell table:style-name="Tabla2.A1" office:value-type="string">
              <text:p text:style-name="Table_20_Heading">Descripción oficial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&amp;ntilde;</text:span></text:p>
          </table:table-cell>
          <table:table-cell table:style-name="Tabla2.A1" office:value-type="string">
            <text:p text:style-name="Table_20_Contents">ñ</text:p>
          </table:table-cell>
          <table:table-cell table:style-name="Tabla2.A1" office:value-type="string">
            <text:p text:style-name="Table_20_Contents">latin letter n with tild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Ntilde;</text:span></text:p>
          </table:table-cell>
          <table:table-cell table:style-name="Tabla2.A1" office:value-type="string">
            <text:p text:style-name="Table_20_Contents">Ñ</text:p>
          </table:table-cell>
          <table:table-cell table:style-name="Tabla2.A1" office:value-type="string">
            <text:p text:style-name="Table_20_Contents">latin capital n letter with tild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aacute;</text:span></text:p>
          </table:table-cell>
          <table:table-cell table:style-name="Tabla2.A1" office:value-type="string">
            <text:p text:style-name="Table_20_Contents">á</text:p>
          </table:table-cell>
          <table:table-cell table:style-name="Tabla2.A1" office:value-type="string">
            <text:p text:style-name="Table_20_Contents">a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eacute;</text:span></text:p>
          </table:table-cell>
          <table:table-cell table:style-name="Tabla2.A1" office:value-type="string">
            <text:p text:style-name="Table_20_Contents">é</text:p>
          </table:table-cell>
          <table:table-cell table:style-name="Tabla2.A1" office:value-type="string">
            <text:p text:style-name="Table_20_Contents">e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iacute;</text:span></text:p>
          </table:table-cell>
          <table:table-cell table:style-name="Tabla2.A1" office:value-type="string">
            <text:p text:style-name="Table_20_Contents">í</text:p>
          </table:table-cell>
          <table:table-cell table:style-name="Tabla2.A1" office:value-type="string">
            <text:p text:style-name="Table_20_Contents">i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oacute;</text:span></text:p>
          </table:table-cell>
          <table:table-cell table:style-name="Tabla2.A1" office:value-type="string">
            <text:p text:style-name="Table_20_Contents">ó</text:p>
          </table:table-cell>
          <table:table-cell table:style-name="Tabla2.A1" office:value-type="string">
            <text:p text:style-name="Table_20_Contents">o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uacute;</text:span></text:p>
          </table:table-cell>
          <table:table-cell table:style-name="Tabla2.A1" office:value-type="string">
            <text:p text:style-name="Table_20_Contents">ú</text:p>
          </table:table-cell>
          <table:table-cell table:style-name="Tabla2.A1" office:value-type="string">
            <text:p text:style-name="Table_20_Contents">u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Aacute;</text:span></text:p>
          </table:table-cell>
          <table:table-cell table:style-name="Tabla2.A1" office:value-type="string">
            <text:p text:style-name="Table_20_Contents">Á</text:p>
          </table:table-cell>
          <table:table-cell table:style-name="Tabla2.A1" office:value-type="string">
            <text:p text:style-name="Table_20_Contents">A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Eacute;</text:span></text:p>
          </table:table-cell>
          <table:table-cell table:style-name="Tabla2.A1" office:value-type="string">
            <text:p text:style-name="Table_20_Contents">É</text:p>
          </table:table-cell>
          <table:table-cell table:style-name="Tabla2.A1" office:value-type="string">
            <text:p text:style-name="Table_20_Contents">E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Iacute;</text:span></text:p>
          </table:table-cell>
          <table:table-cell table:style-name="Tabla2.A1" office:value-type="string">
            <text:p text:style-name="Table_20_Contents">Í</text:p>
          </table:table-cell>
          <table:table-cell table:style-name="Tabla2.A1" office:value-type="string">
            <text:p text:style-name="Table_20_Contents">I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Oacute;</text:span></text:p>
          </table:table-cell>
          <table:table-cell table:style-name="Tabla2.A1" office:value-type="string">
            <text:p text:style-name="Table_20_Contents">Ó</text:p>
          </table:table-cell>
          <table:table-cell table:style-name="Tabla2.A1" office:value-type="string">
            <text:p text:style-name="Table_20_Contents">O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Uacute;</text:span></text:p>
          </table:table-cell>
          <table:table-cell table:style-name="Tabla2.A1" office:value-type="string">
            <text:p text:style-name="Table_20_Contents">Ú</text:p>
          </table:table-cell>
          <table:table-cell table:style-name="Tabla2.A1" office:value-type="string">
            <text:p text:style-name="Table_20_Contents">U acute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euro;</text:span></text:p>
          </table:table-cell>
          <table:table-cell table:style-name="Tabla2.A1" office:value-type="string">
            <text:p text:style-name="Table_20_Contents">€</text:p>
          </table:table-cell>
          <table:table-cell table:style-name="Tabla2.A1" office:value-type="string">
            <text:p text:style-name="Table_20_Contents">euro</text:p>
          </table:table-cell>
        </table:table-row>
      </table:table>
      <text:p text:style-name="P4"/>
      <text:p text:style-name="P4"/>
      <text:p text:style-name="P5"><text:span text:style-name="T1">&lt;</text:span><text:span text:style-name="T3">a</text:span> <text:span text:style-name="T4">href</text:span>=<text:span text:style-name="T5">"</text:span><text:span text:style-name="T5">LINK</text:span><text:span text:style-name="T5">"</text:span><text:span text:style-name="T1">&gt;</text:span>nombre<text:span text:style-name="T1">&lt;/</text:span><text:span text:style-name="T3">a</text:span><text:span text:style-name="T1">&gt; <text:s text:c="2"/>: </text:span><text:span text:style-name="T1">ENLACES</text:span></text:p>
      <text:p text:style-name="P4"/>
      <text:p text:style-name="P4">tablas :</text:p>
      <text:p text:style-name="P4"/>
      <text:p text:style-name="P4">&lt;table&gt;</text:p>
      <text:p text:style-name="P4"><text:tab/>&lt;caption&gt;Título tabla&lt;/caption&gt;</text:p>
      <text:p text:style-name="P4"><text:tab/>&lt;tr&gt;tabla</text:p>
      <text:p text:style-name="P4"><text:tab/><text:tab/>&lt;td&gt;lo que hay en la tabla</text:p>
      <text:p text:style-name="P4"><text:tab/><text:tab/></text:p>
      <text:p text:style-name="P4">&lt;table border&gt; = numero –&gt; borde tabla </text:p>
      <text:p text:style-name="P4"/>
      <text:p text:style-name="P4">combinar celdas : &lt;td colspan=”número de celdas”&gt;</text:p>
      <text:p text:style-name="P4"/>
      <text:p text:style-name="P7">maxlength="5" restringir contenido y va en el imput</text:p>
      <text:p text:style-name="P4"/>
      <text:p text:style-name="P8">&lt;!-- required obliga al usuario a rellenar ese hueco --&gt;</text:p>
      <text:p text:style-name="P8"/>
      <text:p text:style-name="P8">&lt;!-- checked para poner un por defecto --&gt;</text:p>
      <text:p text:style-name="P8"/>
      <text:p text:style-name="P6"><text:span text:style-name="T1">&lt;</text:span><text:span text:style-name="T3">button</text:span> <text:span text:style-name="T4">onclick</text:span>=<text:span text:style-name="T5">"</text:span><text:span text:style-name="T7">alert</text:span><text:span text:style-name="T5">('YEPA!!')"</text:span><text:span text:style-name="T1">&gt;</text:span>Botón Alerta<text:span text:style-name="T1">&lt;/</text:span><text:span text:style-name="T3">button</text:span><text:span text:style-name="T1">&gt;</text:span> <text:span text:style-name="T8">&lt;!-- Tiene que estar fuera del formulario y en el navegador externo para que funcione--&gt;</text:span></text:p>
      <text:p text:style-name="P8"/>
      <text:p text:style-name="P8"/>
      <text:p text:style-name="P4">colorear celda : style=”background-color: red;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28T09:36:46.588827199</meta:creation-date>
    <dc:date>2021-11-17T18:10:53.32</dc:date>
    <meta:editing-duration>P11DT23H34M51S</meta:editing-duration>
    <meta:editing-cycles>7</meta:editing-cycles>
    <meta:generator>OpenOffice/4.1.7$Win32 OpenOffice.org_project/417m1$Build-9800</meta:generator>
    <meta:document-statistic meta:table-count="2" meta:image-count="0" meta:object-count="0" meta:page-count="1" meta:paragraph-count="124" meta:word-count="528" meta:character-count="3122"/>
    <dc:creator>Lucas Ruiz Zapata</dc:creator>
  </office:meta>
</office:document-meta>
</file>